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8pt" fo:font-weight="bold" officeooo:rsid="001db98f" officeooo:paragraph-rsid="001db98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2pt" fo:font-weight="bold" officeooo:rsid="001db98f" officeooo:paragraph-rsid="001db98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8pt" fo:font-weight="normal" officeooo:rsid="001db98f" officeooo:paragraph-rsid="001db9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db98f" officeooo:paragraph-rsid="001db98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b98f" officeooo:paragraph-rsid="001db9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c6a9" officeooo:paragraph-rsid="001dc6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dc6a9" officeooo:paragraph-rsid="001dc6a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1db98f" officeooo:paragraph-rsid="001db98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20f453" officeooo:paragraph-rsid="0020f4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0f453" officeooo:paragraph-rsid="0020f4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3459" officeooo:paragraph-rsid="002234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b98f" officeooo:paragraph-rsid="00432b4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470a8f" officeooo:paragraph-rsid="00470a8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490b6" officeooo:paragraph-rsid="002490b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de066" officeooo:paragraph-rsid="004de0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e8375" officeooo:paragraph-rsid="004e837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fbaaa" officeooo:paragraph-rsid="004fbaa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4fc219" officeooo:paragraph-rsid="004fc219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0cc45" officeooo:paragraph-rsid="0050cc4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530e14" officeooo:paragraph-rsid="00530e1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490b6" officeooo:paragraph-rsid="002490b6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552348" officeooo:paragraph-rsid="00552348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56750" officeooo:paragraph-rsid="00256750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94235" officeooo:paragraph-rsid="00294235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4de066" officeooo:paragraph-rsid="004de06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normal" officeooo:rsid="0034b29f" officeooo:paragraph-rsid="0034b29f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normal" officeooo:rsid="00354de2" officeooo:paragraph-rsid="00354de2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490b6" officeooo:paragraph-rsid="002490b6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73cb1" officeooo:paragraph-rsid="00273cb1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490b6" officeooo:paragraph-rsid="002490b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56750" officeooo:paragraph-rsid="0025675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db98f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2pt" fo:font-style="normal" style:text-underline-style="none" fo:font-weight="normal" officeooo:rsid="005a42d2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ab70a" officeooo:paragraph-rsid="005ab70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d11be" officeooo:paragraph-rsid="005d11b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5d11be" officeooo:paragraph-rsid="005e08d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610bd9" officeooo:paragraph-rsid="00610bd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294235" officeooo:paragraph-rsid="0029423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320e63" officeooo:paragraph-rsid="00320e6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94235" officeooo:paragraph-rsid="00294235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bd100" officeooo:paragraph-rsid="002bd100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3abd78" officeooo:paragraph-rsid="003abd78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45dba0" officeooo:paragraph-rsid="0045dba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4c6cca" officeooo:paragraph-rsid="004c6cc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552348" officeooo:paragraph-rsid="0055234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5d11be" officeooo:paragraph-rsid="005d11be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5d11be" officeooo:paragraph-rsid="005e08db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610bd9" officeooo:paragraph-rsid="00610bd9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fo:font-size="22pt" fo:font-style="normal" style:text-underline-style="none" fo:font-weight="normal" officeooo:rsid="005a42d2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fo:color="#000000" fo:font-size="16pt" style:text-underline-style="solid" style:text-underline-width="auto" style:text-underline-color="font-color" fo:font-weight="normal" officeooo:rsid="0020f453" officeooo:paragraph-rsid="00223459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color="#000000" fo:font-size="18pt" style:text-underline-style="none" fo:font-weight="normal" officeooo:rsid="001db98f" officeooo:paragraph-rsid="00432b4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 fo:break-before="page"/>
      <style:text-properties fo:color="#000000" fo:font-size="18pt" fo:font-style="normal" style:text-underline-style="none" fo:font-weight="normal" officeooo:rsid="001db98f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5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2234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4c4a2" style:font-weight-asian="normal" style:font-weight-complex="normal"/>
    </style:style>
    <style:style style:name="T4" style:family="text">
      <style:text-properties fo:font-weight="normal" officeooo:rsid="0056f88a" style:font-weight-asian="normal" style:font-weight-complex="normal"/>
    </style:style>
    <style:style style:name="T5" style:family="text">
      <style:text-properties fo:font-weight="normal" officeooo:rsid="0059b9a1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b0698"/>
    </style:style>
    <style:style style:name="T8" style:family="text">
      <style:text-properties style:text-underline-style="none" officeooo:rsid="002bb26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bb26d" style:font-weight-asian="normal" style:font-weight-complex="normal"/>
    </style:style>
    <style:style style:name="T11" style:family="text">
      <style:text-properties style:text-underline-style="none" fo:font-weight="normal" officeooo:rsid="002d0e7e" style:font-weight-asian="normal" style:font-weight-complex="normal"/>
    </style:style>
    <style:style style:name="T12" style:family="text">
      <style:text-properties style:text-underline-style="none" fo:font-weight="normal" officeooo:rsid="002e2514" style:font-weight-asian="normal" style:font-weight-complex="normal"/>
    </style:style>
    <style:style style:name="T13" style:family="text">
      <style:text-properties style:text-underline-style="none" fo:font-weight="normal" officeooo:rsid="002eff0b" style:font-weight-asian="normal" style:font-weight-complex="normal"/>
    </style:style>
    <style:style style:name="T14" style:family="text">
      <style:text-properties style:text-underline-style="none" fo:font-weight="normal" officeooo:rsid="003b66f6" style:font-weight-asian="normal" style:font-weight-complex="normal"/>
    </style:style>
    <style:style style:name="T15" style:family="text">
      <style:text-properties style:text-underline-style="none" fo:font-weight="normal" officeooo:rsid="003cb608" style:font-weight-asian="normal" style:font-weight-complex="normal"/>
    </style:style>
    <style:style style:name="T16" style:family="text">
      <style:text-properties style:text-underline-style="none" fo:font-weight="normal" officeooo:rsid="003e08b1" style:font-weight-asian="normal" style:font-weight-complex="normal"/>
    </style:style>
    <style:style style:name="T17" style:family="text">
      <style:text-properties style:text-underline-style="none" fo:font-weight="normal" officeooo:rsid="0040210c" style:font-weight-asian="normal" style:font-weight-complex="normal"/>
    </style:style>
    <style:style style:name="T18" style:family="text">
      <style:text-properties style:text-underline-style="none" officeooo:rsid="002d0e7e"/>
    </style:style>
    <style:style style:name="T19" style:family="text">
      <style:text-properties style:text-underline-style="none" officeooo:rsid="00354de2"/>
    </style:style>
    <style:style style:name="T20" style:family="text">
      <style:text-properties style:text-underline-style="none" officeooo:rsid="003556ca"/>
    </style:style>
    <style:style style:name="T21" style:family="text">
      <style:text-properties style:text-underline-style="none" officeooo:rsid="00366417"/>
    </style:style>
    <style:style style:name="T22" style:family="text">
      <style:text-properties style:text-underline-style="none" officeooo:rsid="003934a3"/>
    </style:style>
    <style:style style:name="T23" style:family="text">
      <style:text-properties style:text-underline-style="none" officeooo:rsid="003c9e0f"/>
    </style:style>
    <style:style style:name="T24" style:family="text">
      <style:text-properties style:text-position="super 58%" style:text-underline-style="none" fo:font-weight="normal" officeooo:rsid="002bb26d" style:font-weight-asian="normal" style:font-weight-complex="normal"/>
    </style:style>
    <style:style style:name="T25" style:family="text">
      <style:text-properties style:text-position="super 58%" style:text-underline-style="none" fo:font-weight="normal" officeooo:rsid="002d0e7e" style:font-weight-asian="normal" style:font-weight-complex="normal"/>
    </style:style>
    <style:style style:name="T26" style:family="text">
      <style:text-properties style:text-position="0% 100%"/>
    </style:style>
    <style:style style:name="T27" style:family="text">
      <style:text-properties fo:font-size="16pt"/>
    </style:style>
    <style:style style:name="T28" style:family="text">
      <style:text-properties officeooo:rsid="00432b40"/>
    </style:style>
    <style:style style:name="T29" style:family="text">
      <style:text-properties officeooo:rsid="0048ab45"/>
    </style:style>
    <style:style style:name="T30" style:family="text">
      <style:text-properties officeooo:rsid="004a0d1e"/>
    </style:style>
    <style:style style:name="T31" style:family="text">
      <style:text-properties officeooo:rsid="004b3ada"/>
    </style:style>
    <style:style style:name="T32" style:family="text">
      <style:text-properties officeooo:rsid="0059b9a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e08db"/>
    </style:style>
    <style:style style:name="T35" style:family="text">
      <style:text-properties fo:font-size="14pt" fo:font-weight="bold" style:font-size-asian="12pt" style:font-weight-asian="bold" style:font-size-complex="14pt" style:font-weight-complex="bold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gr1" style:family="graphic">
      <style:graphic-properties draw:stroke="none" svg:stroke-color="#000000" draw:fill="none" draw:fill-color="#ffffff" fo:min-height="4.4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corporel</text:p>
      <text:p text:style-name="P3">01:Généralités</text:p>
      <text:p text:style-name="P2"/>
      <text:p text:style-name="P4">- Expressions du visage</text:p>
      <text:p text:style-name="P4">- Posture du corps</text:p>
      <text:p text:style-name="P4"/>
      <text:p text:style-name="P8">I. Caractéristiques du langage corporel</text:p>
      <text:p text:style-name="P5">55 %: Langage corporel</text:p>
      <text:p text:style-name="P5">38 %: Voix</text:p>
      <text:p text:style-name="P5">7 %: Mots</text:p>
      <text:p text:style-name="P5"/>
      <text:p text:style-name="P7">Interprétation complexe :</text:p>
      <text:p text:style-name="P6">- Personnalité<text:tab/><text:tab/>- Culture<text:tab/>- Canal non verbal (kinésique,haptique,proxémique)</text:p>
      <text:p text:style-name="P6">- Tenue</text:p>
      <text:p text:style-name="P6"/>
      <text:p text:style-name="P9">II. Différents signaux corporels</text:p>
      <text:p text:style-name="P10">- Posture et démarche<text:tab/><text:tab/>- Mimique faciale<text:tab/><text:tab/>- Gestuelle<text:tab/><text:tab/>- Voix/Information</text:p>
      <text:p text:style-name="P10"/>
      <text:p text:style-name="P14">Posture</text:p>
      <text:p text:style-name="P14"><text:span text:style-name="T2">- Se tenir droit, posture dynamique et attentive</text:span></text:p>
      <text:p text:style-name="P21"><text:span text:style-name="T2">Posture fermée : croiser les bras</text:span></text:p>
      <text:p text:style-name="P21"><text:span text:style-name="T2">Posture ouverte : non croisé</text:span></text:p>
      <text:p text:style-name="P21"><text:span text:style-name="T2"/></text:p>
      <text:p text:style-name="P28">Démarche</text:p>
      <text:p text:style-name="P30">- Enjambée</text:p>
      <text:p text:style-name="P23">Trop rapide : Nerveux,stressé</text:p>
      <text:p text:style-name="P23">Trop lent : Nonchalant</text:p>
      <text:p text:style-name="P31"/>
      <text:p text:style-name="P31">=&gt; Être à l’aise</text:p>
      <text:p text:style-name="P31"/>
      <text:p text:style-name="P29">Mimique faciale</text:p>
      <text:p text:style-name="P24">Étonnement, joie, tristesse, peur, dégoût, colère</text:p>
      <text:p text:style-name="P38">Visage :<text:span text:style-name="T6"> Paupières, yeux, nez, boucle, front, </text:span><text:span text:style-name="T7">menton</text:span></text:p>
      <text:p text:style-name="P40"><text:span text:style-name="T7">→</text:span><text:span text:style-name="T8"> </text:span><text:span text:style-name="T10">Regard : 1</text:span><text:span text:style-name="T24">er</text:span><text:span text:style-name="T10"> élément de communication</text:span></text:p>
      <text:p text:style-name="P40"><text:span text:style-name="T8">→</text:span><text:span text:style-name="T18"> </text:span><text:span text:style-name="T11">Sourire : 2</text:span><text:span text:style-name="T25">e</text:span><text:span text:style-name="T11"> </text:span><text:span text:style-name="T12">é</text:span><text:span text:style-name="T11">l</text:span><text:span text:style-name="T13">é</text:span><text:span text:style-name="T11">ment</text:span></text:p>
      <text:p text:style-name="P40"><text:span text:style-name="T11"/></text:p>
      <text:p text:style-name="P41"><text:span text:style-name="T8">G</text:span><text:span text:style-name="T6">estuelle</text:span></text:p>
      <text:p text:style-name="P39"><text:span text:style-name="T6">Précède ou accompagne le langage verbal</text:span></text:p>
      <text:p text:style-name="P26"><text:span text:style-name="T6">Gestes ronds </text:span></text:p>
      <text:p text:style-name="P26"><text:span text:style-name="T6">Gestes pointus (doigts) : désigner choses, geste directif/agressif</text:span></text:p>
      <text:p text:style-name="P26"><text:span text:style-name="T6">Poignée de main : </text:span><text:span text:style-name="T19">ferme</text:span></text:p>
      <text:p text:style-name="P27"><text:span text:style-name="T6">Geste réflexe : transpiration, </text:span><text:span text:style-name="T20">tremblement, </text:span><text:span text:style-name="T21">chair de poule, </text:span><text:span text:style-name="T22">rougissement</text:span></text:p>
      <text:p text:style-name="P27"><text:span text:style-name="T22"/></text:p>
      <text:p text:style-name="P42"><text:span text:style-name="T22">V</text:span><text:span text:style-name="T6">oix et intonation </text:span><text:span text:style-name="T23">(38% Communication)</text:span></text:p>
      <text:p text:style-name="P42"><text:span text:style-name="T9">- </text:span><text:span text:style-name="T14">Intensité</text:span></text:p>
      <text:p text:style-name="P42"><text:span text:style-name="T14">- Élocutio</text:span><text:span text:style-name="T15">n</text:span></text:p>
      <text:p text:style-name="P42"><text:span text:style-name="T15">- </text:span><text:span text:style-name="T16">Voix claire et adaptée (vitesse et volume)</text:span></text:p>
      <text:p text:style-name="P42"><text:span text:style-name="T16">- </text:span><text:span text:style-name="T17">Phâtemes : hein, donc, euh...</text:span></text:p>
      <text:p text:style-name="P50">II<text:span text:style-name="T1">I</text:span>. <text:span text:style-name="T1">Prise de parole</text:span></text:p>
      <text:p text:style-name="P11">Exposé 15 min</text:p>
      <text:p text:style-name="P11">Thème: Châteaux en France</text:p>
      <text:p text:style-name="P11">Support: Powerpoint</text:p>
      <text:p text:style-name="P51">0<text:span text:style-name="T28">2</text:span>:<text:span text:style-name="T28">Espace,gestes et temps</text:span></text:p>
      <text:p text:style-name="P12"/>
      <text:p text:style-name="P43">I. Espace</text:p>
      <text:p text:style-name="P13">Intime : 15-45 cm (Bras)</text:p>
      <text:p text:style-name="P13">Personnelle : 45-120cm (Bras tendus)</text:p>
      <text:p text:style-name="P13">Sociale : 120-210cm <text:span text:style-name="T31">et 210-360cm </text:span>(2 zones sociales, <text:span text:style-name="T30">liée à la voix</text:span>)</text:p>
      <text:p text:style-name="P13">Publique : 360-750<text:span text:style-name="T29">cm</text:span> (Au-delà zone sociale)</text:p>
      <text:p text:style-name="P13"/>
      <text:p text:style-name="P44">II. Gestes</text:p>
      <text:p text:style-name="P25">Extra-communication : inconscient</text:p>
      <text:p text:style-name="P25">Gestes référentiels : liés à la communication</text:p>
      <text:p text:style-name="P25"/>
      <text:p text:style-name="P15">Gestes auto-centrés (traduisent émotions) : <text:span text:style-name="T2">se recoiffer,</text:span></text:p>
      <text:p text:style-name="P15">Gestes rythmiques (battent la locomotion mentale, semi-conscient) : <text:span text:style-name="T2">battement de pied, main</text:span></text:p>
      <text:p text:style-name="P16">Gestes déictique (désignation) :<text:span text:style-name="T2"> tête, doigt</text:span></text:p>
      <text:p text:style-name="P17">Gestes iconiques :<text:span text:style-name="T2"> représente une action, élément</text:span></text:p>
      <text:p text:style-name="P18">Gestes pantomimiques : <text:span text:style-name="T2">ensemble du corps</text:span></text:p>
      <text:p text:style-name="P19">Gestes signes (iconiques, pantomimiques) </text:p>
      <text:p text:style-name="P20">Gestes emblèmes : <text:span text:style-name="T3">bras d’honneur</text:span></text:p>
      <text:p text:style-name="P20"><text:span text:style-name="T3"/></text:p>
      <text:p text:style-name="P45"><text:span text:style-name="T2">III. Temps</text:span></text:p>
      <text:p text:style-name="P22"><text:span text:style-name="T2">Monochronique : Une seule </text:span><text:span text:style-name="T4">tâches</text:span><text:span text:style-name="T2"> à la fois</text:span></text:p>
      <text:p text:style-name="P22"><text:span text:style-name="T2">Polychronique : Plusieurs </text:span><text:span text:style-name="T4">tâches</text:span><text:span text:style-name="T2"> à la foi</text:span><text:span text:style-name="T5">s</text:span></text:p>
      <text:p text:style-name="P52"><text:span text:style-name="T32">01:Profils psychologiques</text:span></text:p>
      <text:p text:style-name="P32"/>
      <text:p text:style-name="P33"><text:span text:style-name="T33">Expression corporelle d’une personne (prédispositions génétiques/culturelles)</text:span></text:p>
      <text:p text:style-name="P49">+</text:p>
      <text:p text:style-name="P33"><text:span text:style-name="T33">Vécu, pensées, émotions</text:span></text:p>
      <text:p text:style-name="P33"><text:span text:style-name="T33"/></text:p>
      <text:p text:style-name="P34"><text:span text:style-name="T27">5 profils psychologiques :</text:span> - Dominant <text:s text:c="4"/>- Rigoureux <text:s text:c="4"/>- Pragmatique <text:s text:c="4"/>- Relationnel</text:p>
      <text:p text:style-name="P34"><text:tab/><text:tab/><text:tab/><text:tab/> <text:s text:c="8"/>- Timide</text:p>
      <text:p text:style-name="P34"/>
      <text:p text:style-name="P46"><draw:frame text:anchor-type="paragraph" draw:z-index="0" draw:name="Forme1" draw:style-name="gr1" draw:text-style-name="P53" svg:width="5.901cm" svg:height="5.927cm" svg:x="10.458cm" svg:y="0.127cm"><draw:text-box><text:p><text:span text:style-name="T35">Rigoureux :</text:span></text:p><text:p><text:span text:style-name="T36">- Vérifie tout</text:span></text:p><text:p><text:span text:style-name="T36">- Exigent envers lui-même/autres</text:span></text:p><text:p><text:span text:style-name="T36">- Solitaire dans le travail</text:span></text:p><text:p><text:span text:style-name="T36">- Curiosité et rigueur</text:span></text:p><text:p><text:span text:style-name="T36"/></text:p><text:p><text:span text:style-name="T36">→ </text:span><text:span text:style-name="T36">Poignée de main polie/respectueuse</text:span></text:p><text:p><text:span text:style-name="T36">→ </text:span><text:span text:style-name="T36">Regard scrutateur/méfiant</text:span></text:p><text:p><text:span text:style-name="T36">→ </text:span><text:span text:style-name="T36">Gestes clairs mais peu nombreux</text:span></text:p><text:p><text:span text:style-name="T36">→ </text:span><text:span text:style-name="T36">Sourire amical mais réservé</text:span></text:p></draw:text-box></draw:frame>Dominant :</text:p>
      <text:p text:style-name="P35">- Contrôle tout<text:tab/></text:p>
      <text:p text:style-name="P35">- Assume responsabilités</text:p>
      <text:p text:style-name="P35">- Prise de décision rapide</text:p>
      <text:p text:style-name="P35">- Loyauté, fidélité</text:p>
      <text:p text:style-name="P35">- Élimine concurrence</text:p>
      <text:p text:style-name="P35"/>
      <text:p text:style-name="P35">→ Regard perçant et </text:p>
      <text:p text:style-name="P35">scrutateur</text:p>
      <text:p text:style-name="P35">→ Mimique faciales peu </text:p>
      <text:p text:style-name="P35">nombreuses</text:p>
      <text:p text:style-name="P35">→ Gestes peu nombreux</text:p>
      <text:p text:style-name="P35">→ Attitude formelle</text:p>
      <text:p text:style-name="P35"><draw:frame text:anchor-type="paragraph" draw:z-index="1" draw:name="Forme1" draw:style-name="gr1" draw:text-style-name="P53" svg:width="5.901cm" svg:height="5.927cm" svg:x="10.458cm" svg:y="0.436cm"><draw:text-box><text:p><text:span text:style-name="T35">Relationnel :</text:span></text:p><text:p><text:span text:style-name="T36">- Établit facilement des relations de confiance</text:span></text:p><text:p><text:span text:style-name="T36">- Adore communiquer</text:span></text:p><text:p><text:span text:style-name="T36">- Attentif aux émotions/empathie</text:span></text:p><text:p><text:span text:style-name="T36">- Expressif (sentiments)</text:span></text:p><text:p><text:span text:style-name="T36"/></text:p><text:p><text:span text:style-name="T36">→ </text:span><text:span text:style-name="T36">Poignée de main chaleureuse</text:span></text:p><text:p><text:span text:style-name="T36">→ </text:span><text:span text:style-name="T36">Regard sympathique</text:span></text:p><text:p><text:span text:style-name="T36">→ </text:span><text:span text:style-name="T36">Gestes ouverts engageant</text:span></text:p><text:p><text:span text:style-name="T36">→ </text:span><text:span text:style-name="T36">Parler vivant, agréable</text:span></text:p><text:p><text:span text:style-name="T36">→ </text:span><text:span text:style-name="T36">Posture détendue/décontractée</text:span></text:p></draw:text-box></draw:frame></text:p>
      <text:p text:style-name="P47"><text:span text:style-name="T34">Pragmatique</text:span> :</text:p>
      <text:p text:style-name="P36">- <text:span text:style-name="T34">Dynamique</text:span></text:p>
      <text:p text:style-name="P36">- <text:span text:style-name="T34">Travail en groupe</text:span></text:p>
      <text:p text:style-name="P36">- <text:span text:style-name="T34">Courage/prises de risque</text:span></text:p>
      <text:p text:style-name="P36">- <text:span text:style-name="T34">Projets/capacité à se projeter dans l’avenir</text:span></text:p>
      <text:p text:style-name="P36"/>
      <text:p text:style-name="P36">→<text:span text:style-name="T34"> Salut amical et poignée de main énergique</text:span></text:p>
      <text:p text:style-name="P36">→<text:span text:style-name="T34">Voix forte, claire, agréable</text:span></text:p>
      <text:p text:style-name="P36"><text:span text:style-name="T34">→ Regard franc et directif</text:span></text:p>
      <text:p text:style-name="P36"><text:span text:style-name="T34">→ Posture droite</text:span></text:p>
      <text:p text:style-name="P36"><text:span text:style-name="T34">→ Gestes souples et dynamiques</text:span></text:p>
      <text:p text:style-name="P36"/>
      <text:p text:style-name="P36"/>
      <text:p text:style-name="P48">Timide :</text:p>
      <text:p text:style-name="P37">- Discret et sensible</text:p>
      <text:p text:style-name="P37">- Porté par les événements</text:p>
      <text:p text:style-name="P37">- Reconnaissant</text:p>
      <text:p text:style-name="P37">- Besoin de calme et de sûreté</text:p>
      <text:p text:style-name="P37">- Bonnes manières et poli</text:p>
      <text:p text:style-name="P37"/>
      <text:p text:style-name="P37">→ Poignée de main polie mais hésitante</text:p>
      <text:p text:style-name="P37">→ Regard mal assuré/créatif</text:p>
      <text:p text:style-name="P37">→ « Petite voix »</text:p>
      <text:p text:style-name="P37">→ Posture crispée/tension insuffisante</text:p>
      <text:p text:style-name="P37">→ Gestes étriqués/hésitants/autoprot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6:40.293543850</meta:creation-date>
    <dc:date>2017-10-04T11:23:00.194794301</dc:date>
    <meta:editing-duration>PT2H49M14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4" meta:paragraph-count="100" meta:word-count="448" meta:character-count="2917" meta:non-whitespace-character-count="2535"/>
  </office:meta>
</office:document-meta>
</file>